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>
            <text:p>Tyrion</text:p>
          </table:table-cell>
          <table:table-cell office:value-type="string">
            <text:p>Lannister</text:p>
          </table:table-cell>
          <table:table-cell office:value-type="string">
            <text:p>Dothraki</text:p>
          </table:table-cell>
          <table:table-cell office:value-type="string">
            <text:p>Village CollegeGreenTon</text:p>
          </table:table-cell>
        </table:table-row>
        <table:table-row table:style-name="ro1">
          <table:table-cell office:value-type="string">
            <text:p>Tyrion</text:p>
          </table:table-cell>
          <table:table-cell office:value-type="string">
            <text:p>Frey</text:p>
          </table:table-cell>
          <table:table-cell office:value-type="string">
            <text:p>Maester</text:p>
          </table:table-cell>
          <table:table-cell office:value-type="string">
            <text:p>Cat ElementaryGreenBerg</text:p>
          </table:table-cell>
        </table:table-row>
        <table:table-row table:style-name="ro1">
          <table:table-cell office:value-type="string">
            <text:p>Eddard</text:p>
          </table:table-cell>
          <table:table-cell office:value-type="string">
            <text:p>Tyrell</text:p>
          </table:table-cell>
          <table:table-cell office:value-type="string">
            <text:p>Spring</text:p>
          </table:table-cell>
          <table:table-cell office:value-type="string">
            <text:p>Village CollegeChiSuburbia</text:p>
          </table:table-cell>
        </table:table-row>
        <table:table-row table:style-name="ro1">
          <table:table-cell office:value-type="string">
            <text:p>Tyrion</text:p>
          </table:table-cell>
          <table:table-cell office:value-type="string">
            <text:p>Tyrell</text:p>
          </table:table-cell>
          <table:table-cell office:value-type="string">
            <text:p>Spring</text:p>
          </table:table-cell>
          <table:table-cell office:value-type="string">
            <text:p>Cat ElementaryWashTon</text:p>
          </table:table-cell>
        </table:table-row>
        <table:table-row table:style-name="ro1">
          <table:table-cell office:value-type="string">
            <text:p>Eddard</text:p>
          </table:table-cell>
          <table:table-cell office:value-type="string">
            <text:p>Tyrell</text:p>
          </table:table-cell>
          <table:table-cell office:value-type="string">
            <text:p>Drowned</text:p>
          </table:table-cell>
          <table:table-cell office:value-type="string">
            <text:p>Village CollegeBlueTown</text:p>
          </table:table-cell>
        </table:table-row>
        <table:table-row table:style-name="ro1">
          <table:table-cell office:value-type="string">
            <text:p>Eddard</text:p>
          </table:table-cell>
          <table:table-cell office:value-type="string">
            <text:p>Lannister</text:p>
          </table:table-cell>
          <table:table-cell office:value-type="string">
            <text:p>Snow</text:p>
          </table:table-cell>
          <table:table-cell office:value-type="string">
            <text:p>Tree SeminaryBlueBerg</text:p>
          </table:table-cell>
        </table:table-row>
        <table:table-row table:style-name="ro1">
          <table:table-cell office:value-type="string">
            <text:p>Hound</text:p>
          </table:table-cell>
          <table:table-cell office:value-type="string">
            <text:p>Lannister</text:p>
          </table:table-cell>
          <table:table-cell office:value-type="string">
            <text:p>Spring</text:p>
          </table:table-cell>
          <table:table-cell office:value-type="string">
            <text:p>Rock CollegeGreenSuburbia</text:p>
          </table:table-cell>
        </table:table-row>
        <table:table-row table:style-name="ro1">
          <table:table-cell office:value-type="string">
            <text:p>Little Finger</text:p>
          </table:table-cell>
          <table:table-cell office:value-type="string">
            <text:p>Frey</text:p>
          </table:table-cell>
          <table:table-cell office:value-type="string">
            <text:p>Maester</text:p>
          </table:table-cell>
          <table:table-cell office:value-type="string">
            <text:p>Django CollegeChiVillage</text:p>
          </table:table-cell>
        </table:table-row>
        <table:table-row table:style-name="ro1">
          <table:table-cell office:value-type="string">
            <text:p>Eddard</text:p>
          </table:table-cell>
          <table:table-cell office:value-type="string">
            <text:p>Frey</text:p>
          </table:table-cell>
          <table:table-cell office:value-type="string">
            <text:p>Dragon</text:p>
          </table:table-cell>
          <table:table-cell office:value-type="string">
            <text:p>Rock CollegeGreenBerg</text:p>
          </table:table-cell>
        </table:table-row>
        <table:table-row table:style-name="ro1">
          <table:table-cell office:value-type="string">
            <text:p>Little Finger</text:p>
          </table:table-cell>
          <table:table-cell office:value-type="string">
            <text:p>Tyrell</text:p>
          </table:table-cell>
          <table:table-cell office:value-type="string">
            <text:p>Dragon</text:p>
          </table:table-cell>
          <table:table-cell office:value-type="string">
            <text:p>Village CollegeWhiteTown</text:p>
          </table:table-cell>
        </table:table-row>
        <table:table-row table:style-name="ro1">
          <table:table-cell office:value-type="string">
            <text:p>Eddard</text:p>
          </table:table-cell>
          <table:table-cell office:value-type="string">
            <text:p>Frey</text:p>
          </table:table-cell>
          <table:table-cell office:value-type="string">
            <text:p>Dragon</text:p>
          </table:table-cell>
          <table:table-cell office:value-type="string">
            <text:p>Cat CollegeGreenTon</text:p>
          </table:table-cell>
        </table:table-row>
        <table:table-row table:style-name="ro1">
          <table:table-cell office:value-type="string">
            <text:p>Hound</text:p>
          </table:table-cell>
          <table:table-cell office:value-type="string">
            <text:p>Lannister</text:p>
          </table:table-cell>
          <table:table-cell office:value-type="string">
            <text:p>Maester</text:p>
          </table:table-cell>
          <table:table-cell office:value-type="string">
            <text:p>Django SeminaryWashSuburbia</text:p>
          </table:table-cell>
        </table:table-row>
        <table:table-row table:style-name="ro1">
          <table:table-cell office:value-type="string">
            <text:p>Tyrion</text:p>
          </table:table-cell>
          <table:table-cell office:value-type="string">
            <text:p>Tully</text:p>
          </table:table-cell>
          <table:table-cell office:value-type="string">
            <text:p>Dragon</text:p>
          </table:table-cell>
          <table:table-cell office:value-type="string">
            <text:p>Village CollegeWhiteSuburbia</text:p>
          </table:table-cell>
        </table:table-row>
        <table:table-row table:style-name="ro1">
          <table:table-cell office:value-type="string">
            <text:p>Little Finger</text:p>
          </table:table-cell>
          <table:table-cell office:value-type="string">
            <text:p>Arryn</text:p>
          </table:table-cell>
          <table:table-cell office:value-type="string">
            <text:p>Drowned</text:p>
          </table:table-cell>
          <table:table-cell office:value-type="string">
            <text:p>Rock SchoolWashTon</text:p>
          </table:table-cell>
        </table:table-row>
        <table:table-row table:style-name="ro1">
          <table:table-cell office:value-type="string">
            <text:p>Sansa</text:p>
          </table:table-cell>
          <table:table-cell office:value-type="string">
            <text:p>Frey</text:p>
          </table:table-cell>
          <table:table-cell office:value-type="string">
            <text:p>Spring</text:p>
          </table:table-cell>
          <table:table-cell office:value-type="string">
            <text:p>Cat SchoolGreenSuburbia</text:p>
          </table:table-cell>
        </table:table-row>
        <table:table-row table:style-name="ro1">
          <table:table-cell office:value-type="string">
            <text:p>Sansa</text:p>
          </table:table-cell>
          <table:table-cell office:value-type="string">
            <text:p>Lannister</text:p>
          </table:table-cell>
          <table:table-cell office:value-type="string">
            <text:p>Drowned</text:p>
          </table:table-cell>
          <table:table-cell office:value-type="string">
            <text:p>Cat CollegeChiVillage</text:p>
          </table:table-cell>
        </table:table-row>
        <table:table-row table:style-name="ro1">
          <table:table-cell office:value-type="string">
            <text:p>Eddard</text:p>
          </table:table-cell>
          <table:table-cell office:value-type="string">
            <text:p>Tyrell</text:p>
          </table:table-cell>
          <table:table-cell office:value-type="string">
            <text:p>Drowned</text:p>
          </table:table-cell>
          <table:table-cell office:value-type="string">
            <text:p>Django HighGreenVillage</text:p>
          </table:table-cell>
        </table:table-row>
        <table:table-row table:style-name="ro1">
          <table:table-cell office:value-type="string">
            <text:p>Eddard</text:p>
          </table:table-cell>
          <table:table-cell office:value-type="string">
            <text:p>Lannister</text:p>
          </table:table-cell>
          <table:table-cell office:value-type="string">
            <text:p>Maester</text:p>
          </table:table-cell>
          <table:table-cell office:value-type="string">
            <text:p>Django ElementaryWhiteTon</text:p>
          </table:table-cell>
        </table:table-row>
        <table:table-row table:style-name="ro1">
          <table:table-cell office:value-type="string">
            <text:p>Hound</text:p>
          </table:table-cell>
          <table:table-cell office:value-type="string">
            <text:p>Tully</text:p>
          </table:table-cell>
          <table:table-cell office:value-type="string">
            <text:p>Dothraki</text:p>
          </table:table-cell>
          <table:table-cell office:value-type="string">
            <text:p>Cat ElementaryGreenTow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1T21:12:36</meta:creation-date>
    <dc:date>2013-04-11T21:13:39</dc:date>
    <meta:editing-duration>P0D</meta:editing-duration>
    <meta:editing-cycles>1</meta:editing-cycles>
    <meta:document-statistic meta:table-count="1" meta:cell-count="76" meta:object-count="0"/>
    <meta:generator>LibreOffice/3.6$Linux_X86_64 LibreOffice_project/360m1$Build-2</meta:generator>
  </office:meta>
</office:document-meta>
</file>